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ARGAS CHUQUIYAURIE CELIA LUZMI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249449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22494490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1022494490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ARGAS CHUQUIYAURIE CELIA LUZMI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24944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267880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22494490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2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7/08/2021</text:p>
          </table:table-cell>
          <table:table-cell table:style-name="Tabla2.A3" office:value-type="string">
            <text:p text:style-name="P22">5420227</text:p>
          </table:table-cell>
          <table:table-cell table:style-name="Tabla2.D3" office:value-type="string">
            <text:p text:style-name="P23">12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CLIENTE DEPOSITO LOS 40.00 SOLES QUE TENIA PENDIENTE DE PAGO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7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7T21:54:5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